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tatus</text:p>
          </table:table-cell>
          <table:table-cell table:style-name="ce2" office:value-type="string" calcext:value-type="string">
            <text:p>Folder 1</text:p>
          </table:table-cell>
          <table:table-cell table:style-name="ce2" office:value-type="string" calcext:value-type="string">
            <text:p>Folder 2</text:p>
          </table:table-cell>
          <table:table-cell table:number-columns-repeated="3"/>
          <table:table-cell office:value-type="string" calcext:value-type="string">
            <text:p>To Pay</text:p>
          </table:table-cell>
        </table:table-row>
        <table:table-row table:style-name="ro1">
          <table:table-cell office:value-type="string" calcext:value-type="string">
            <text:p>Acangan, Albert </text:p>
          </table:table-cell>
          <table:table-cell table:formula="of:=[.$I$2] - [.D2] - [.E2]" office:value-type="float" office:value="0" calcext:value-type="float">
            <text:p>0</text:p>
          </table:table-cell>
          <table:table-cell table:formula="of:=IF([.B2]=0; &quot;Payed&quot;; IF([.B2]=10; &quot;Half Payed&quot;; IF([.B2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quiliano, Gian Carlo B</text:p>
          </table:table-cell>
          <table:table-cell table:formula="of:=[.$I$2] - [.D3] - [.E3]" office:value-type="float" office:value="0" calcext:value-type="float">
            <text:p>0</text:p>
          </table:table-cell>
          <table:table-cell table:formula="of:=IF([.B3]=0; &quot;Payed&quot;; IF([.B3]=10; &quot;Half Payed&quot;; IF([.B3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ga, Eddie Jhune T</text:p>
          </table:table-cell>
          <table:table-cell table:formula="of:=[.$I$2] - [.D4] - [.E4]" office:value-type="float" office:value="0" calcext:value-type="float">
            <text:p>0</text:p>
          </table:table-cell>
          <table:table-cell table:formula="of:=IF([.B4]=0; &quot;Payed&quot;; IF([.B4]=10; &quot;Half Payed&quot;; IF([.B4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iras, Renz C</text:p>
          </table:table-cell>
          <table:table-cell table:formula="of:=[.$I$2] - [.D5] - [.E5]" office:value-type="float" office:value="0" calcext:value-type="float">
            <text:p>0</text:p>
          </table:table-cell>
          <table:table-cell table:formula="of:=IF([.B5]=0; &quot;Payed&quot;; IF([.B5]=10; &quot;Half Payed&quot;; IF([.B5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unsat, Cristeta M</text:p>
          </table:table-cell>
          <table:table-cell table:formula="of:=[.$I$2] - [.D6] - [.E6]" office:value-type="float" office:value="20" calcext:value-type="float">
            <text:p>20</text:p>
          </table:table-cell>
          <table:table-cell table:formula="of:=IF([.B6]=0; &quot;Payed&quot;; IF([.B6]=10; &quot;Half Payed&quot;; IF([.B6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ut, John Anthony V</text:p>
          </table:table-cell>
          <table:table-cell table:formula="of:=[.$I$2] - [.D7] - [.E7]" office:value-type="float" office:value="0" calcext:value-type="float">
            <text:p>0</text:p>
          </table:table-cell>
          <table:table-cell table:formula="of:=IF([.B7]=0; &quot;Payed&quot;; IF([.B7]=10; &quot;Half Payed&quot;; IF([.B7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tolome, Erwin D</text:p>
          </table:table-cell>
          <table:table-cell table:formula="of:=[.$I$2] - [.D8] - [.E8]" office:value-type="float" office:value="10" calcext:value-type="float">
            <text:p>10</text:p>
          </table:table-cell>
          <table:table-cell table:formula="of:=IF([.B8]=0; &quot;Payed&quot;; IF([.B8]=10; &quot;Half Payed&quot;; IF([.B8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si, Gil Goden Keiffer G</text:p>
          </table:table-cell>
          <table:table-cell table:formula="of:=[.$I$2] - [.D9] - [.E9]" office:value-type="float" office:value="20" calcext:value-type="float">
            <text:p>20</text:p>
          </table:table-cell>
          <table:table-cell table:formula="of:=IF([.B9]=0; &quot;Payed&quot;; IF([.B9]=10; &quot;Half Payed&quot;; IF([.B9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usan, Josh Lou Philip B</text:p>
          </table:table-cell>
          <table:table-cell table:formula="of:=[.$I$2] - [.D10] - [.E10]" office:value-type="float" office:value="20" calcext:value-type="float">
            <text:p>20</text:p>
          </table:table-cell>
          <table:table-cell table:formula="of:=IF([.B10]=0; &quot;Payed&quot;; IF([.B10]=10; &quot;Half Payed&quot;; IF([.B10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ado, Edwin, Jr. O</text:p>
          </table:table-cell>
          <table:table-cell table:formula="of:=[.$I$2] - [.D11] - [.E11]" office:value-type="float" office:value="0" calcext:value-type="float">
            <text:p>0</text:p>
          </table:table-cell>
          <table:table-cell table:formula="of:=IF([.B11]=0; &quot;Payed&quot;; IF([.B11]=10; &quot;Half Payed&quot;; IF([.B11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eno, Ronnie H</text:p>
          </table:table-cell>
          <table:table-cell table:formula="of:=[.$I$2] - [.D12] - [.E12]" office:value-type="float" office:value="20" calcext:value-type="float">
            <text:p>20</text:p>
          </table:table-cell>
          <table:table-cell table:formula="of:=IF([.B12]=0; &quot;Payed&quot;; IF([.B12]=10; &quot;Half Payed&quot;; IF([.B12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ogan, Lilian P</text:p>
          </table:table-cell>
          <table:table-cell table:formula="of:=[.$I$2] - [.D13] - [.E13]" office:value-type="float" office:value="20" calcext:value-type="float">
            <text:p>20</text:p>
          </table:table-cell>
          <table:table-cell table:formula="of:=IF([.B13]=0; &quot;Payed&quot;; IF([.B13]=10; &quot;Half Payed&quot;; IF([.B13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les, Randelle Jay S</text:p>
          </table:table-cell>
          <table:table-cell table:formula="of:=[.$I$2] - [.D14] - [.E14]" office:value-type="float" office:value="20" calcext:value-type="float">
            <text:p>20</text:p>
          </table:table-cell>
          <table:table-cell table:formula="of:=IF([.B14]=0; &quot;Payed&quot;; IF([.B14]=10; &quot;Half Payed&quot;; IF([.B14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ulayan, Joe Wilson D</text:p>
          </table:table-cell>
          <table:table-cell table:formula="of:=[.$I$2] - [.D15] - [.E15]" office:value-type="float" office:value="0" calcext:value-type="float">
            <text:p>0</text:p>
          </table:table-cell>
          <table:table-cell table:formula="of:=IF([.B15]=0; &quot;Payed&quot;; IF([.B15]=10; &quot;Half Payed&quot;; IF([.B15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amos, Jan Terence P</text:p>
          </table:table-cell>
          <table:table-cell table:formula="of:=[.$I$2] - [.D16] - [.E16]" office:value-type="float" office:value="20" calcext:value-type="float">
            <text:p>20</text:p>
          </table:table-cell>
          <table:table-cell table:formula="of:=IF([.B16]=0; &quot;Payed&quot;; IF([.B16]=10; &quot;Half Payed&quot;; IF([.B16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fin, Christian Ace C</text:p>
          </table:table-cell>
          <table:table-cell table:formula="of:=[.$I$2] - [.D17] - [.E17]" office:value-type="float" office:value="20" calcext:value-type="float">
            <text:p>20</text:p>
          </table:table-cell>
          <table:table-cell table:formula="of:=IF([.B17]=0; &quot;Payed&quot;; IF([.B17]=10; &quot;Half Payed&quot;; IF([.B17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tor, Lou Aviane G</text:p>
          </table:table-cell>
          <table:table-cell table:formula="of:=[.$I$2] - [.D18] - [.E18]" office:value-type="float" office:value="0" calcext:value-type="float">
            <text:p>0</text:p>
          </table:table-cell>
          <table:table-cell table:formula="of:=IF([.B18]=0; &quot;Payed&quot;; IF([.B18]=10; &quot;Half Payed&quot;; IF([.B18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ian, Feliz John B</text:p>
          </table:table-cell>
          <table:table-cell table:formula="of:=[.$I$2] - [.D19] - [.E19]" office:value-type="float" office:value="0" calcext:value-type="float">
            <text:p>0</text:p>
          </table:table-cell>
          <table:table-cell table:formula="of:=IF([.B19]=0; &quot;Payed&quot;; IF([.B19]=10; &quot;Half Payed&quot;; IF([.B19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ciano, Kathlene Claire H</text:p>
          </table:table-cell>
          <table:table-cell table:formula="of:=[.$I$2] - [.D20] - [.E20]" office:value-type="float" office:value="0" calcext:value-type="float">
            <text:p>0</text:p>
          </table:table-cell>
          <table:table-cell table:formula="of:=IF([.B20]=0; &quot;Payed&quot;; IF([.B20]=10; &quot;Half Payed&quot;; IF([.B20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nandez, Brix Aila G</text:p>
          </table:table-cell>
          <table:table-cell table:formula="of:=[.$I$2] - [.D21] - [.E21]" office:value-type="float" office:value="20" calcext:value-type="float">
            <text:p>20</text:p>
          </table:table-cell>
          <table:table-cell table:formula="of:=IF([.B21]=0; &quot;Payed&quot;; IF([.B21]=10; &quot;Half Payed&quot;; IF([.B21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isco, Kurt A</text:p>
          </table:table-cell>
          <table:table-cell table:formula="of:=[.$I$2] - [.D22] - [.E22]" office:value-type="float" office:value="20" calcext:value-type="float">
            <text:p>20</text:p>
          </table:table-cell>
          <table:table-cell table:formula="of:=IF([.B22]=0; &quot;Payed&quot;; IF([.B22]=10; &quot;Half Payed&quot;; IF([.B22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era, Luke Andrei L</text:p>
          </table:table-cell>
          <table:table-cell table:formula="of:=[.$I$2] - [.D23] - [.E23]" office:value-type="float" office:value="20" calcext:value-type="float">
            <text:p>20</text:p>
          </table:table-cell>
          <table:table-cell table:formula="of:=IF([.B23]=0; &quot;Payed&quot;; IF([.B23]=10; &quot;Half Payed&quot;; IF([.B23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cia, Mark Edrian D</text:p>
          </table:table-cell>
          <table:table-cell table:formula="of:=[.$I$2] - [.D24] - [.E24]" office:value-type="float" office:value="20" calcext:value-type="float">
            <text:p>20</text:p>
          </table:table-cell>
          <table:table-cell table:formula="of:=IF([.B24]=0; &quot;Payed&quot;; IF([.B24]=10; &quot;Half Payed&quot;; IF([.B24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cia, Roan </text:p>
          </table:table-cell>
          <table:table-cell table:formula="of:=[.$I$2] - [.D25] - [.E25]" office:value-type="float" office:value="20" calcext:value-type="float">
            <text:p>20</text:p>
          </table:table-cell>
          <table:table-cell table:formula="of:=IF([.B25]=0; &quot;Payed&quot;; IF([.B25]=10; &quot;Half Payed&quot;; IF([.B25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pe, Oliver L</text:p>
          </table:table-cell>
          <table:table-cell table:formula="of:=[.$I$2] - [.D26] - [.E26]" office:value-type="float" office:value="0" calcext:value-type="float">
            <text:p>0</text:p>
          </table:table-cell>
          <table:table-cell table:formula="of:=IF([.B26]=0; &quot;Payed&quot;; IF([.B26]=10; &quot;Half Payed&quot;; IF([.B26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at, Dimple Jenine S</text:p>
          </table:table-cell>
          <table:table-cell table:formula="of:=[.$I$2] - [.D27] - [.E27]" office:value-type="float" office:value="0" calcext:value-type="float">
            <text:p>0</text:p>
          </table:table-cell>
          <table:table-cell table:formula="of:=IF([.B27]=0; &quot;Payed&quot;; IF([.B27]=10; &quot;Half Payed&quot;; IF([.B27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gura, Ian Tristan </text:p>
          </table:table-cell>
          <table:table-cell table:formula="of:=[.$I$2] - [.D28] - [.E28]" office:value-type="float" office:value="10" calcext:value-type="float">
            <text:p>10</text:p>
          </table:table-cell>
          <table:table-cell table:formula="of:=IF([.B28]=0; &quot;Payed&quot;; IF([.B28]=10; &quot;Half Payed&quot;; IF([.B28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cer, Elmer Jr. C</text:p>
          </table:table-cell>
          <table:table-cell table:formula="of:=[.$I$2] - [.D29] - [.E29]" office:value-type="float" office:value="0" calcext:value-type="float">
            <text:p>0</text:p>
          </table:table-cell>
          <table:table-cell table:formula="of:=IF([.B29]=0; &quot;Payed&quot;; IF([.B29]=10; &quot;Half Payed&quot;; IF([.B29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, Bernie Joseph H</text:p>
          </table:table-cell>
          <table:table-cell table:formula="of:=[.$I$2] - [.D30] - [.E30]" office:value-type="float" office:value="20" calcext:value-type="float">
            <text:p>20</text:p>
          </table:table-cell>
          <table:table-cell table:formula="of:=IF([.B30]=0; &quot;Payed&quot;; IF([.B30]=10; &quot;Half Payed&quot;; IF([.B30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ero, Jimbert M</text:p>
          </table:table-cell>
          <table:table-cell table:formula="of:=[.$I$2] - [.D31] - [.E31]" office:value-type="float" office:value="0" calcext:value-type="float">
            <text:p>0</text:p>
          </table:table-cell>
          <table:table-cell table:formula="of:=IF([.B31]=0; &quot;Payed&quot;; IF([.B31]=10; &quot;Half Payed&quot;; IF([.B31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el, Jan Mark H</text:p>
          </table:table-cell>
          <table:table-cell table:formula="of:=[.$I$2] - [.D32] - [.E32]" office:value-type="float" office:value="10" calcext:value-type="float">
            <text:p>10</text:p>
          </table:table-cell>
          <table:table-cell table:formula="of:=IF([.B32]=0; &quot;Payed&quot;; IF([.B32]=10; &quot;Half Payed&quot;; IF([.B32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quez, Lanie Mae </text:p>
          </table:table-cell>
          <table:table-cell table:formula="of:=[.$I$2] - [.D33] - [.E33]" office:value-type="float" office:value="0" calcext:value-type="float">
            <text:p>0</text:p>
          </table:table-cell>
          <table:table-cell table:formula="of:=IF([.B33]=0; &quot;Payed&quot;; IF([.B33]=10; &quot;Half Payed&quot;; IF([.B33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daros, Xyrine </text:p>
          </table:table-cell>
          <table:table-cell table:formula="of:=[.$I$2] - [.D34] - [.E34]" office:value-type="float" office:value="20" calcext:value-type="float">
            <text:p>20</text:p>
          </table:table-cell>
          <table:table-cell table:formula="of:=IF([.B34]=0; &quot;Payed&quot;; IF([.B34]=10; &quot;Half Payed&quot;; IF([.B34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ina, Angelica Joyce N</text:p>
          </table:table-cell>
          <table:table-cell table:formula="of:=[.$I$2] - [.D35] - [.E35]" office:value-type="float" office:value="10" calcext:value-type="float">
            <text:p>10</text:p>
          </table:table-cell>
          <table:table-cell table:formula="of:=IF([.B35]=0; &quot;Payed&quot;; IF([.B35]=10; &quot;Half Payed&quot;; IF([.B35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lina, Kenji </text:p>
          </table:table-cell>
          <table:table-cell table:formula="of:=[.$I$2] - [.D36] - [.E36]" office:value-type="float" office:value="20" calcext:value-type="float">
            <text:p>20</text:p>
          </table:table-cell>
          <table:table-cell table:formula="of:=IF([.B36]=0; &quot;Payed&quot;; IF([.B36]=10; &quot;Half Payed&quot;; IF([.B36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ol, Levi D</text:p>
          </table:table-cell>
          <table:table-cell table:formula="of:=[.$I$2] - [.D37] - [.E37]" office:value-type="float" office:value="0" calcext:value-type="float">
            <text:p>0</text:p>
          </table:table-cell>
          <table:table-cell table:formula="of:=IF([.B37]=0; &quot;Payed&quot;; IF([.B37]=10; &quot;Half Payed&quot;; IF([.B37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berte, Polen Claire A</text:p>
          </table:table-cell>
          <table:table-cell table:formula="of:=[.$I$2] - [.D38] - [.E38]" office:value-type="float" office:value="10" calcext:value-type="float">
            <text:p>10</text:p>
          </table:table-cell>
          <table:table-cell table:formula="of:=IF([.B38]=0; &quot;Payed&quot;; IF([.B38]=10; &quot;Half Payed&quot;; IF([.B38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anito, Chin May D</text:p>
          </table:table-cell>
          <table:table-cell table:formula="of:=[.$I$2] - [.D39] - [.E39]" office:value-type="float" office:value="10" calcext:value-type="float">
            <text:p>10</text:p>
          </table:table-cell>
          <table:table-cell table:formula="of:=IF([.B39]=0; &quot;Payed&quot;; IF([.B39]=10; &quot;Half Payed&quot;; IF([.B39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anito, Nhimfa M</text:p>
          </table:table-cell>
          <table:table-cell table:formula="of:=[.$I$2] - [.D40] - [.E40]" office:value-type="float" office:value="0" calcext:value-type="float">
            <text:p>0</text:p>
          </table:table-cell>
          <table:table-cell table:formula="of:=IF([.B40]=0; &quot;Payed&quot;; IF([.B40]=10; &quot;Half Payed&quot;; IF([.B40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ña, Harvie Kier </text:p>
          </table:table-cell>
          <table:table-cell table:formula="of:=[.$I$2] - [.D41] - [.E41]" office:value-type="float" office:value="20" calcext:value-type="float">
            <text:p>20</text:p>
          </table:table-cell>
          <table:table-cell table:formula="of:=IF([.B41]=0; &quot;Payed&quot;; IF([.B41]=10; &quot;Half Payed&quot;; IF([.B41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bigo, Fred Rick F</text:p>
          </table:table-cell>
          <table:table-cell table:formula="of:=[.$I$2] - [.D42] - [.E42]" office:value-type="float" office:value="20" calcext:value-type="float">
            <text:p>20</text:p>
          </table:table-cell>
          <table:table-cell table:formula="of:=IF([.B42]=0; &quot;Payed&quot;; IF([.B42]=10; &quot;Half Payed&quot;; IF([.B42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tulingan, Renjiebieh V</text:p>
          </table:table-cell>
          <table:table-cell table:formula="of:=[.$I$2] - [.D43] - [.E43]" office:value-type="float" office:value="20" calcext:value-type="float">
            <text:p>20</text:p>
          </table:table-cell>
          <table:table-cell table:formula="of:=IF([.B43]=0; &quot;Payed&quot;; IF([.B43]=10; &quot;Half Payed&quot;; IF([.B43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adin, Emil C</text:p>
          </table:table-cell>
          <table:table-cell table:formula="of:=[.$I$2] - [.D44] - [.E44]" office:value-type="float" office:value="0" calcext:value-type="float">
            <text:p>0</text:p>
          </table:table-cell>
          <table:table-cell table:formula="of:=IF([.B44]=0; &quot;Payed&quot;; IF([.B44]=10; &quot;Half Payed&quot;; IF([.B44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we, Zyrene P</text:p>
          </table:table-cell>
          <table:table-cell table:formula="of:=[.$I$2] - [.D45] - [.E45]" office:value-type="float" office:value="0" calcext:value-type="float">
            <text:p>0</text:p>
          </table:table-cell>
          <table:table-cell table:formula="of:=IF([.B45]=0; &quot;Payed&quot;; IF([.B45]=10; &quot;Half Payed&quot;; IF([.B45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gangaan, Jhon Llander A</text:p>
          </table:table-cell>
          <table:table-cell table:formula="of:=[.$I$2] - [.D46] - [.E46]" office:value-type="float" office:value="0" calcext:value-type="float">
            <text:p>0</text:p>
          </table:table-cell>
          <table:table-cell table:formula="of:=IF([.B46]=0; &quot;Payed&quot;; IF([.B46]=10; &quot;Half Payed&quot;; IF([.B46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ua, Gary Noel B</text:p>
          </table:table-cell>
          <table:table-cell table:formula="of:=[.$I$2] - [.D47] - [.E47]" office:value-type="float" office:value="10" calcext:value-type="float">
            <text:p>10</text:p>
          </table:table-cell>
          <table:table-cell table:formula="of:=IF([.B47]=0; &quot;Payed&quot;; IF([.B47]=10; &quot;Half Payed&quot;; IF([.B47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lerio, Nathaniel </text:p>
          </table:table-cell>
          <table:table-cell table:formula="of:=[.$I$2] - [.D48] - [.E48]" office:value-type="float" office:value="0" calcext:value-type="float">
            <text:p>0</text:p>
          </table:table-cell>
          <table:table-cell table:formula="of:=IF([.B48]=0; &quot;Payed&quot;; IF([.B48]=10; &quot;Half Payed&quot;; IF([.B48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gasa, Gregorio C</text:p>
          </table:table-cell>
          <table:table-cell table:formula="of:=[.$I$2] - [.D49] - [.E49]" office:value-type="float" office:value="10" calcext:value-type="float">
            <text:p>10</text:p>
          </table:table-cell>
          <table:table-cell table:formula="of:=IF([.B49]=0; &quot;Payed&quot;; IF([.B49]=10; &quot;Half Payed&quot;; IF([.B49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os, Angiela Mae P</text:p>
          </table:table-cell>
          <table:table-cell table:formula="of:=[.$I$2] - [.D50] - [.E50]" office:value-type="float" office:value="0" calcext:value-type="float">
            <text:p>0</text:p>
          </table:table-cell>
          <table:table-cell table:formula="of:=IF([.B50]=0; &quot;Payed&quot;; IF([.B50]=10; &quot;Half Payed&quot;; IF([.B50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os, Charles T</text:p>
          </table:table-cell>
          <table:table-cell table:formula="of:=[.$I$2] - [.D51] - [.E51]" office:value-type="float" office:value="20" calcext:value-type="float">
            <text:p>20</text:p>
          </table:table-cell>
          <table:table-cell table:formula="of:=IF([.B51]=0; &quot;Payed&quot;; IF([.B51]=10; &quot;Half Payed&quot;; IF([.B51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sonda, Augie Justine B</text:p>
          </table:table-cell>
          <table:table-cell table:formula="of:=[.$I$2] - [.D52] - [.E52]" office:value-type="float" office:value="0" calcext:value-type="float">
            <text:p>0</text:p>
          </table:table-cell>
          <table:table-cell table:formula="of:=IF([.B52]=0; &quot;Payed&quot;; IF([.B52]=10; &quot;Half Payed&quot;; IF([.B52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es, Irish Vanessa L</text:p>
          </table:table-cell>
          <table:table-cell table:formula="of:=[.$I$2] - [.D53] - [.E53]" office:value-type="float" office:value="20" calcext:value-type="float">
            <text:p>20</text:p>
          </table:table-cell>
          <table:table-cell table:formula="of:=IF([.B53]=0; &quot;Payed&quot;; IF([.B53]=10; &quot;Half Payed&quot;; IF([.B53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driguez, Imee G</text:p>
          </table:table-cell>
          <table:table-cell table:formula="of:=[.$I$2] - [.D54] - [.E54]" office:value-type="float" office:value="10" calcext:value-type="float">
            <text:p>10</text:p>
          </table:table-cell>
          <table:table-cell table:formula="of:=IF([.B54]=0; &quot;Payed&quot;; IF([.B54]=10; &quot;Half Payed&quot;; IF([.B54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bico, Joy A</text:p>
          </table:table-cell>
          <table:table-cell table:formula="of:=[.$I$2] - [.D55] - [.E55]" office:value-type="float" office:value="0" calcext:value-type="float">
            <text:p>0</text:p>
          </table:table-cell>
          <table:table-cell table:formula="of:=IF([.B55]=0; &quot;Payed&quot;; IF([.B55]=10; &quot;Half Payed&quot;; IF([.B55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iano, Jaevy Kiss Xenia G</text:p>
          </table:table-cell>
          <table:table-cell table:formula="of:=[.$I$2] - [.D56] - [.E56]" office:value-type="float" office:value="0" calcext:value-type="float">
            <text:p>0</text:p>
          </table:table-cell>
          <table:table-cell table:formula="of:=IF([.B56]=0; &quot;Payed&quot;; IF([.B56]=10; &quot;Half Payed&quot;; IF([.B56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iano, Mark Dave A</text:p>
          </table:table-cell>
          <table:table-cell table:formula="of:=[.$I$2] - [.D57] - [.E57]" office:value-type="float" office:value="0" calcext:value-type="float">
            <text:p>0</text:p>
          </table:table-cell>
          <table:table-cell table:formula="of:=IF([.B57]=0; &quot;Payed&quot;; IF([.B57]=10; &quot;Half Payed&quot;; IF([.B57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ga, Gerald R</text:p>
          </table:table-cell>
          <table:table-cell table:formula="of:=[.$I$2] - [.D58] - [.E58]" office:value-type="float" office:value="0" calcext:value-type="float">
            <text:p>0</text:p>
          </table:table-cell>
          <table:table-cell table:formula="of:=IF([.B58]=0; &quot;Payed&quot;; IF([.B58]=10; &quot;Half Payed&quot;; IF([.B58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dez, Linuel Jake G</text:p>
          </table:table-cell>
          <table:table-cell table:formula="of:=[.$I$2] - [.D59] - [.E59]" office:value-type="float" office:value="0" calcext:value-type="float">
            <text:p>0</text:p>
          </table:table-cell>
          <table:table-cell table:formula="of:=IF([.B59]=0; &quot;Payed&quot;; IF([.B59]=10; &quot;Half Payed&quot;; IF([.B59]=20; &quot;Not Yet&quot;; &quot;Unknown&quot;)))" office:value-type="string" office:string-value="Payed" calcext:value-type="string">
            <text:p>Paye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ura, Edmarie Chinelle C</text:p>
          </table:table-cell>
          <table:table-cell table:formula="of:=[.$I$2] - [.D60] - [.E60]" office:value-type="float" office:value="10" calcext:value-type="float">
            <text:p>10</text:p>
          </table:table-cell>
          <table:table-cell table:formula="of:=IF([.B60]=0; &quot;Payed&quot;; IF([.B60]=10; &quot;Half Payed&quot;; IF([.B60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a, Roi Jetzter C</text:p>
          </table:table-cell>
          <table:table-cell table:formula="of:=[.$I$2] - [.D61] - [.E61]" office:value-type="float" office:value="10" calcext:value-type="float">
            <text:p>10</text:p>
          </table:table-cell>
          <table:table-cell table:formula="of:=IF([.B61]=0; &quot;Payed&quot;; IF([.B61]=10; &quot;Half Payed&quot;; IF([.B61]=20; &quot;Not Yet&quot;; &quot;Unknown&quot;)))" office:value-type="string" office:string-value="Half Payed" calcext:value-type="string">
            <text:p>Half Pay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amor, Jomar A</text:p>
          </table:table-cell>
          <table:table-cell table:formula="of:=[.$I$2] - [.D62] - [.E62]" office:value-type="float" office:value="20" calcext:value-type="float">
            <text:p>20</text:p>
          </table:table-cell>
          <table:table-cell table:formula="of:=IF([.B62]=0; &quot;Payed&quot;; IF([.B62]=10; &quot;Half Payed&quot;; IF([.B62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r, Jasmin B</text:p>
          </table:table-cell>
          <table:table-cell table:formula="of:=[.$I$2] - [.D63] - [.E63]" office:value-type="float" office:value="20" calcext:value-type="float">
            <text:p>20</text:p>
          </table:table-cell>
          <table:table-cell table:formula="of:=IF([.B63]=0; &quot;Payed&quot;; IF([.B63]=10; &quot;Half Payed&quot;; IF([.B63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ilyn, Galamay</text:p>
          </table:table-cell>
          <table:table-cell table:formula="of:=[.$I$2] - [.D65] - [.E65]" office:value-type="float" office:value="20" calcext:value-type="float">
            <text:p>20</text:p>
          </table:table-cell>
          <table:table-cell table:formula="of:=IF([.B64]=0; &quot;Payed&quot;; IF([.B64]=10; &quot;Half Payed&quot;; IF([.B64]=20; &quot;Not Yet&quot;; &quot;Unknown&quot;)))" office:value-type="string" office:string-value="Not Yet" calcext:value-type="string">
            <text:p>Not Yet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41:08.792143374</meta:creation-date>
    <dc:date>2023-09-09T07:14:34.079952380</dc:date>
    <meta:editing-duration>PT8H33M26S</meta:editing-duration>
    <meta:editing-cycles>1</meta:editing-cycles>
    <meta:document-statistic meta:table-count="1" meta:cell-count="263" meta:object-count="0"/>
    <meta:generator>LibreOffice/7.6.0.3$Linux_X86_64 LibreOffice_project/60$Build-3</meta:generator>
  </office:meta>
</office:document-meta>
</file>